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Courier New PSMT'"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27cm" fo:margin-right="0cm" fo:text-indent="-1.27cm" style:auto-text-indent="false" style:text-autospace="none">
        <style:tab-stops/>
      </style:paragraph-properties>
    </style:style>
    <style:style style:name="P2" style:family="paragraph" style:parent-style-name="Standard">
      <style:paragraph-properties style:text-autospace="none"/>
      <style:text-properties style:font-style-asian="normal" style:font-style-complex="normal"/>
    </style:style>
    <style:style style:name="P3" style:family="paragraph" style:parent-style-name="Text_20_body">
      <style:text-properties fo:background-color="#ffff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n" fo:country="US"/>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reference-mark-start text:name="ZOTERO_ITEM {&quot;citationItems&quot;:[{&quot;uri&quot;:[&quot;http://zotero.org/users/29527/items/QSZI9VE4&quot;]}]} RND2zIvnk7Of4"/>(James 1996)<text:reference-mark-end text:name="ZOTERO_ITEM {&quot;citationItems&quot;:[{&quot;uri&quot;:[&quot;http://zotero.org/users/29527/items/QSZI9VE4&quot;]}]} RND2zIvnk7Of4"/></text:p>
      <text:p text:style-name="Text_20_body">What really _exists_ is not things made but things in the making. Once made, they are dead, and an infinite number of alternative conceptual decompositions can be used in defining them. But put yourself _in the making_ by a stroke of intuitive sympathy with the thing and, the whole range of possible decompositions coming at once into your possession, you are no longer troubled with the question which of them is the more absolutely true. Reality _falls_ in passing into conceptual analysis; it _mounts_ in living its own undivided life—it buds and bourgeons, changes and creates. 263</text:p>
      <text:p text:style-name="P3">the through-and-through union of adjacent minima of experience, of the confluence of every passing moment of concretely felt experience with its immediately next neighbors <text:span text:style-name="T3">86</text:span></text:p>
      <text:p text:style-name="Text_20_body"/>
      <text:p text:style-name="P2"/>
      <text:section text:style-name="Sect1" text:name="ZOTERO_BIBL RNDYA0PLuDVDp">
        <text:p text:style-name="P1">James, William. 1996. <text:span text:style-name="T1">A Pluralistic Universe</text:span><text:span text:style-name="T2">. Lincoln: Nebraska University Pres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Courier New PSMT'"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bm </meta:initial-creator>
    <meta:creation-date>2009-08-14T09:55:01.61</meta:creation-date>
    <dc:date>2009-08-20T16:41:39.10</dc:date>
    <dc:creator>abm </dc:creator>
    <meta:editing-duration>PT03H51M05S</meta:editing-duration>
    <meta:editing-cycles>3</meta:editing-cycles>
    <meta:generator>OpenOffice.org/3.1$Win32 OpenOffice.org_project/310m11$Build-9399</meta:generator>
    <meta:document-statistic meta:table-count="0" meta:image-count="0" meta:object-count="0" meta:page-count="1" meta:paragraph-count="4" meta:word-count="134" meta:character-count="853"/>
    <meta:user-defined meta:name="Info 1"/>
    <meta:user-defined meta:name="Info 2"/>
    <meta:user-defined meta:name="Info 3"/>
    <meta:user-defined meta:name="Info 4"/>
    <meta:user-defined meta:name="ZOTERO_PREF_1">HQRpse3u:http:://www.zotero.org/styles/asa:in-text:1:0:0</meta:user-defined>
  </office:meta>
</office:document-meta>
</file>